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T2" style:parent-style-name="Fonteparág.padrão" style:family="text">
      <style:text-properties fo:language="en" fo:country="US"/>
    </style:style>
    <style:style style:name="T3" style:parent-style-name="Hyperlink" style:family="text">
      <style:text-properties fo:language="en" fo:country="US"/>
    </style:style>
    <style:style style:name="T4" style:parent-style-name="Hyperlink" style:family="text">
      <style:text-properties fo:language="en" fo:country="US"/>
    </style:style>
    <style:style style:name="T5" style:parent-style-name="Hyperlink" style:family="text">
      <style:text-properties fo:language="en" fo:country="US"/>
    </style:style>
    <style:style style:name="T6" style:parent-style-name="Fonteparág.padrão" style:family="text">
      <style:text-properties fo:language="en" fo:country="US"/>
    </style:style>
    <style:style style:name="P7" style:parent-style-name="Normal" style:family="paragraph">
      <style:text-properties fo:font-weight="bold" style:font-weight-asian="bold" style:font-weight-complex="bold" fo:language="en" fo:country="US"/>
    </style:style>
    <style:style style:name="T8" style:parent-style-name="Fonteparág.padrão" style:family="text">
      <style:text-properties fo:language="en" fo:country="US"/>
    </style:style>
    <style:style style:name="P9" style:parent-style-name="Normal" style:list-style-name="LFO1" style:family="paragraph"/>
    <style:style style:name="T10" style:parent-style-name="Fonteparág.padrão" style:family="text">
      <style:text-properties fo:font-weight="bold" style:font-weight-asian="bold" style:font-weight-complex="bold" fo:language="en" fo:country="US"/>
    </style:style>
    <style:style style:name="T11" style:parent-style-name="Fonteparág.padrão" style:family="text">
      <style:text-properties fo:language="en" fo:country="US"/>
    </style:style>
    <style:style style:name="P12" style:parent-style-name="Normal" style:list-style-name="LFO1" style:family="paragraph"/>
    <style:style style:name="T13" style:parent-style-name="Fonteparág.padrão" style:family="text">
      <style:text-properties fo:font-weight="bold" style:font-weight-asian="bold" style:font-weight-complex="bold" fo:language="en" fo:country="US"/>
    </style:style>
    <style:style style:name="T14" style:parent-style-name="Fonteparág.padrão" style:family="text">
      <style:text-properties fo:language="en" fo:country="US"/>
    </style:style>
    <style:style style:name="P15" style:parent-style-name="Normal" style:list-style-name="LFO1" style:family="paragraph"/>
    <style:style style:name="T16" style:parent-style-name="Fonteparág.padrão" style:family="text">
      <style:text-properties fo:font-weight="bold" style:font-weight-asian="bold" style:font-weight-complex="bold" fo:language="en" fo:country="US"/>
    </style:style>
    <style:style style:name="T17" style:parent-style-name="Fonteparág.padrão" style:family="text">
      <style:text-properties fo:language="en" fo:country="US"/>
    </style:style>
    <style:style style:name="P18" style:parent-style-name="Normal" style:list-style-name="LFO1" style:family="paragraph"/>
    <style:style style:name="T19" style:parent-style-name="Fonteparág.padrão" style:family="text">
      <style:text-properties fo:font-weight="bold" style:font-weight-asian="bold" style:font-weight-complex="bold" fo:language="en" fo:country="US"/>
    </style:style>
    <style:style style:name="T20" style:parent-style-name="Fonteparág.padrão" style:family="text">
      <style:text-properties fo:language="en" fo:country="US"/>
    </style:style>
    <style:style style:name="P21" style:parent-style-name="Normal" style:list-style-name="LFO1" style:family="paragraph"/>
    <style:style style:name="T22" style:parent-style-name="Fonteparág.padrão" style:family="text">
      <style:text-properties fo:font-weight="bold" style:font-weight-asian="bold" style:font-weight-complex="bold" fo:language="en" fo:country="US"/>
    </style:style>
    <style:style style:name="T23" style:parent-style-name="Fonteparág.padrão" style:family="text">
      <style:text-properties fo:language="en" fo:country="US"/>
    </style:style>
    <style:style style:name="P24" style:parent-style-name="Normal" style:list-style-name="LFO1" style:family="paragraph"/>
    <style:style style:name="T25" style:parent-style-name="Fonteparág.padrão" style:family="text">
      <style:text-properties fo:font-weight="bold" style:font-weight-asian="bold" style:font-weight-complex="bold" fo:language="en" fo:country="US"/>
    </style:style>
    <style:style style:name="T26" style:parent-style-name="Fonteparág.padrão" style:family="text">
      <style:text-properties fo:language="en" fo:country="US"/>
    </style:style>
    <style:style style:name="P27" style:parent-style-name="Normal" style:family="paragraph">
      <style:text-properties fo:font-weight="bold" style:font-weight-asian="bold" style:font-weight-complex="bold" fo:language="en" fo:country="US"/>
    </style:style>
    <style:style style:name="P28" style:parent-style-name="Normal" style:family="paragraph">
      <style:text-properties fo:font-weight="bold" style:font-weight-asian="bold" style:font-weight-complex="bold" fo:language="en" fo:country="US"/>
    </style:style>
    <style:style style:name="P29" style:parent-style-name="Normal" style:family="paragraph">
      <style:text-properties fo:language="en" fo:country="US"/>
    </style:style>
    <style:style style:name="P30" style:parent-style-name="Normal" style:family="paragraph">
      <style:text-properties fo:font-weight="bold" style:font-weight-asian="bold" style:font-weight-complex="bold" fo:language="en" fo:country="US"/>
    </style:style>
    <style:style style:name="T31" style:parent-style-name="Fonteparág.padrão" style:family="text">
      <style:text-properties fo:language="en" fo:country="US"/>
    </style:style>
    <style:style style:name="T32" style:parent-style-name="Fonteparág.padrão" style:family="text">
      <style:text-properties fo:font-weight="bold" style:font-weight-asian="bold" style:font-weight-complex="bold" fo:language="en" fo:country="US"/>
    </style:style>
    <style:style style:name="T33" style:parent-style-name="Fonteparág.padrão" style:family="text">
      <style:text-properties fo:language="en" fo:country="US"/>
    </style:style>
    <style:style style:name="T34" style:parent-style-name="Fonteparág.padrão" style:family="text">
      <style:text-properties fo:font-weight="bold" style:font-weight-asian="bold" style:font-weight-complex="bold" fo:language="en" fo:country="US"/>
    </style:style>
    <style:style style:name="T35" style:parent-style-name="Fonteparág.padrão" style:family="text">
      <style:text-properties fo:language="en" fo:country="US"/>
    </style:style>
    <style:style style:name="P36" style:parent-style-name="Normal" style:family="paragraph">
      <style:text-properties fo:font-weight="bold" style:font-weight-asian="bold" style:font-weight-complex="bold" fo:language="en" fo:country="US"/>
    </style:style>
    <style:style style:name="P37" style:parent-style-name="Normal" style:family="paragraph">
      <style:text-properties fo:language="en" fo:country="US"/>
    </style:style>
    <style:style style:name="P38" style:parent-style-name="Normal" style:family="paragraph">
      <style:text-properties fo:font-weight="bold" style:font-weight-asian="bold" style:font-weight-complex="bold" fo:language="en" fo:country="US"/>
    </style:style>
    <style:style style:name="P39" style:parent-style-name="Normal" style:family="paragraph">
      <style:text-properties fo:language="en" fo:country="US"/>
    </style:style>
    <style:style style:name="P40" style:parent-style-name="Normal" style:family="paragraph">
      <style:text-properties fo:font-weight="bold" style:font-weight-asian="bold" style:font-weight-complex="bold" fo:language="en" fo:country="US"/>
    </style:style>
    <style:style style:name="P41" style:parent-style-name="Normal" style:family="paragraph">
      <style:text-properties fo:language="en" fo:country="US"/>
    </style:style>
    <style:style style:name="P42" style:parent-style-name="Normal" style:family="paragraph">
      <style:text-properties fo:font-weight="bold" style:font-weight-asian="bold" style:font-weight-complex="bold" fo:language="en" fo:country="US"/>
    </style:style>
    <style:style style:name="P43" style:parent-style-name="Normal" style:family="paragraph">
      <style:text-properties fo:language="en" fo:country="US"/>
    </style:style>
    <style:style style:name="P44" style:parent-style-name="Normal" style:list-style-name="LFO2" style:family="paragraph">
      <style:text-properties fo:language="en" fo:country="US"/>
    </style:style>
    <style:style style:name="P45" style:parent-style-name="Normal" style:list-style-name="LFO2" style:family="paragraph"/>
    <style:style style:name="T46" style:parent-style-name="Fonteparág.padrão" style:family="text">
      <style:text-properties fo:language="en" fo:country="US"/>
    </style:style>
    <style:style style:name="P47" style:parent-style-name="Normal" style:list-style-name="LFO2" style:family="paragraph">
      <style:text-properties fo:language="en" fo:country="US"/>
    </style:style>
    <style:style style:name="P48" style:parent-style-name="Normal" style:list-style-name="LFO2" style:family="paragraph">
      <style:text-properties fo:language="en" fo:country="US"/>
    </style:style>
    <style:style style:name="P49" style:parent-style-name="Normal" style:list-style-name="LFO2" style:family="paragraph"/>
    <style:style style:name="T50" style:parent-style-name="Fonteparág.padrão" style:family="text">
      <style:text-properties fo:language="en" fo:country="US"/>
    </style:style>
    <style:style style:name="P51" style:parent-style-name="Normal" style:list-style-name="LFO2" style:family="paragraph">
      <style:text-properties fo:language="en" fo:country="US"/>
    </style:style>
    <style:style style:name="P52" style:parent-style-name="Normal" style:family="paragraph">
      <style:text-properties fo:font-weight="bold" style:font-weight-asian="bold" style:font-weight-complex="bold" fo:language="en" fo:country="US"/>
    </style:style>
    <style:style style:name="T53" style:parent-style-name="Fonteparág.padrão" style:family="text">
      <style:text-properties fo:font-weight="bold" style:font-weight-asian="bold" style:font-weight-complex="bold" fo:language="en" fo:country="US"/>
    </style:style>
    <style:style style:name="P54" style:parent-style-name="Normal" style:list-style-name="LFO3" style:family="paragraph">
      <style:text-properties fo:language="en" fo:country="US"/>
    </style:style>
    <style:style style:name="P55" style:parent-style-name="Normal" style:list-style-name="LFO3" style:family="paragraph">
      <style:text-properties fo:language="en" fo:country="US"/>
    </style:style>
    <style:style style:name="P56" style:parent-style-name="Normal" style:list-style-name="LFO3" style:family="paragraph">
      <style:text-properties fo:language="en" fo:country="US"/>
    </style:style>
    <style:style style:name="P57" style:parent-style-name="Normal" style:list-style-name="LFO3" style:family="paragraph">
      <style:text-properties fo:language="en" fo:country="US"/>
    </style:style>
    <style:style style:name="P58" style:parent-style-name="Normal" style:list-style-name="LFO3" style:family="paragraph"/>
    <style:style style:name="P59" style:parent-style-name="Normal" style:list-style-name="LFO3" style:family="paragraph"/>
    <style:style style:name="P60" style:parent-style-name="Normal" style:list-style-name="LFO3" style:family="paragraph">
      <style:text-properties fo:language="en" fo:country="US"/>
    </style:style>
    <style:style style:name="T61" style:parent-style-name="Fonteparág.padrão" style:family="text">
      <style:text-properties fo:font-weight="bold" style:font-weight-asian="bold" style:font-weight-complex="bold"/>
    </style:style>
    <style:style style:name="P62" style:parent-style-name="Normal" style:list-style-name="LFO4" style:family="paragraph">
      <style:text-properties fo:language="en" fo:country="US"/>
    </style:style>
    <style:style style:name="P63" style:parent-style-name="Normal" style:list-style-name="LFO4" style:family="paragraph">
      <style:text-properties fo:language="en" fo:country="US"/>
    </style:style>
    <style:style style:name="P64" style:parent-style-name="Normal" style:list-style-name="LFO4" style:family="paragraph">
      <style:text-properties fo:language="en" fo:country="US"/>
    </style:style>
    <style:style style:name="P65" style:parent-style-name="Normal" style:list-style-name="LFO4" style:family="paragraph">
      <style:text-properties fo:language="en" fo:country="US"/>
    </style:style>
    <style:style style:name="P66" style:parent-style-name="Normal" style:list-style-name="LFO4" style:family="paragraph">
      <style:text-properties fo:language="en" fo:country="US"/>
    </style:style>
    <style:style style:name="P67" style:parent-style-name="Normal" style:list-style-name="LFO4" style:family="paragraph">
      <style:text-properties fo:language="en" fo:country="US"/>
    </style:style>
    <style:style style:name="T68" style:parent-style-name="Fonteparág.padrão" style:family="text">
      <style:text-properties fo:font-weight="bold" style:font-weight-asian="bold" style:font-weight-complex="bold" fo:language="en" fo:country="US"/>
    </style:style>
    <style:style style:name="T69" style:parent-style-name="Fonteparág.padrão" style:family="text">
      <style:text-properties fo:font-weight="bold" style:font-weight-asian="bold" style:font-weight-complex="bold"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office:automatic-styles>
  <office:body>
    <office:text text:use-soft-page-breaks="true">
      <text:p text:style-name="P1">Introduction</text:p>
      <text:p text:style-name="Normal"><text:span text:style-name="T2">In this assignment, you will get to know the industry we work in – don’t worry, no previous experience is required. The assignment involves an FPSO (Floating Production, Storage, and Offloading) vessel, and we need your help with an equipment failure problem. We hope this exercise will give you some insight into the challenges we face daily (for a reference of what an FPSO is, please check this </text:span><text:a xlink:href="https://urldefense.com/v3/__https:/jpn01.safelinks.protection.outlook.com/?url=https*3A*2F*2Fwww.modec.com*2Fbusiness*2Ffloater*2Ffpso*2F&amp;data=04*7C01*7Cmichel.ferreira*40shapedigital.com*7Ceb1f4d165fd44cde9d0208d979ee525c*7Cfe4e5ddcc697456a80551270b6ce5d4e*7C0*7C0*7C637674886774634357*7CUnknown*7CTWFpbGZsb3d8eyJWIjoiMC4wLjAwMDAiLCJQIjoiV2luMzIiLCJBTiI6Ik1haWwiLCJXVCI6Mn0*3D*7C1000&amp;sdata=2jnTPiK*2BE8GWg076tADUXnm84hA*2FBsC8xeHquwz25WA*3D&amp;reserved=0__;JSUlJSUlJSUlJSUlJSUlJSUlJSUlJQ!!EIXh2HjOrYMV!KD8HVtUiJGnM0yuEzVntcNtNVo2HsGa-ADraFZcCS8rLPAfIPMwfc6XuldCagDSZrKSApg%24" office:target-frame-name="_top" xlink:show="replace"><text:span text:style-name="T3">LI</text:span><text:bookmark-start text:name="_Hlt200371797"/><text:bookmark-start text:name="_Hlt200371798"/><text:span text:style-name="T4">N</text:span><text:bookmark-end text:name="_Hlt200371797"/><text:bookmark-end text:name="_Hlt200371798"/><text:span text:style-name="T5">K</text:span></text:a><text:span text:style-name="T6">). To enable the operation of an FPSO, we monitor and control the equipment's using various sensors and instrumentation. These sensors measure different parameters in different setup configurations overtime. In this test, we want you to investigate one piece of equipment in different time cycles to understand what characteristics and parameters of the sensors might indicate that the equipment is on the verge of failing.</text:span></text:p>
      <text:p text:style-name="P7">Dataset</text:p>
      <text:p text:style-name="Normal"><text:span text:style-name="T8">The dataset contains anonymized time series records of a machine's operation from an FPSO.<text:s/></text:span>The recorded variables are as follows:</text:p>
      <text:list text:style-name="LFO1" text:continue-numbering="true">
        <text:list-item>
          <text:p text:style-name="P9"><text:span text:style-name="T10">Cycle</text:span><text:span text:style-name="T11">: Sequential identifier of measurement cycles.</text:span></text:p>
        </text:list-item>
        <text:list-item>
          <text:p text:style-name="P12"><text:span text:style-name="T13">Preset_1 &amp; Preset_2</text:span><text:span text:style-name="T14">: Variables that control a specific operating point of the machine.</text:span></text:p>
        </text:list-item>
        <text:list-item>
          <text:p text:style-name="P15"><text:span text:style-name="T16">Temperature</text:span><text:span text:style-name="T17">: Temperature recorded in the equipment.</text:span></text:p>
        </text:list-item>
        <text:list-item>
          <text:p text:style-name="P18"><text:span text:style-name="T19">Vibrations (X, Y &amp; Z)</text:span><text:span text:style-name="T20">: Vibrations along the machine's axes.</text:span></text:p>
        </text:list-item>
        <text:list-item>
          <text:p text:style-name="P21"><text:span text:style-name="T22">Frequency</text:span><text:span text:style-name="T23">: Operating frequency of the machine.</text:span></text:p>
        </text:list-item>
        <text:list-item>
          <text:p text:style-name="P24"><text:span text:style-name="T25">Fail</text:span><text:span text:style-name="T26">: Variable indicating whether the machine is in a failure state at the given timestamp.</text:span></text:p>
        </text:list-item>
      </text:list>
      <text:p text:style-name="P27">Tasks</text:p>
      <text:p text:style-name="P28">1. Calculate how many times the equipment has failed.</text:p>
      <text:p text:style-name="P29">During the FPSO’s operation, various factors can cause the machine to fail and prolong its failure state. We ask you to explore the available data, identify, and calculate the number of times the equipment has failed throughout its operation.</text:p>
      <text:p text:style-name="P30">2. Categorize equipment failures by setup configurations (Preset 1 and Preset 2).</text:p>
      <text:p text:style-name="Normal"><text:span text:style-name="T31">How do the variables<text:s/></text:span><text:span text:style-name="T32">Preset_1</text:span><text:span text:style-name="T33"><text:s/>and<text:s/></text:span><text:span text:style-name="T34">Preset_2</text:span><text:span text:style-name="T35"><text:s/>behave during operation? What insights can we derive from these variables?</text:span></text:p>
      <text:p text:style-name="P36">3. Categorize equipment failures by their nature/root cause according to parameter readings (temperature, pressure, and others).</text:p>
      <text:p text:style-name="P37">Analyze patterns in these readings that could indicate specific failure types. How do these patterns differ across operational regimes? Provide insights based on your findings.</text:p>
      <text:p text:style-name="P38">4. Create a model (or models) using the technique you think is most appropriate and measure its performance.</text:p>
      <text:p text:style-name="P39">Based on the given time-series dataset, which models or techniques are suitable for predicting whether the equipment will fail before it occurs? Additionally, how can the model's performance be tuned and measured for this task?</text:p>
      <text:p text:style-name="P40">5. Analyze variable importance.</text:p>
      <text:p text:style-name="P41">After developing a model, how can we determine which variables had the greatest impact on the prediction?</text:p>
      <text:p text:style-name="P42">Few Tips</text:p>
      <text:p text:style-name="P43">While writing your report with solutions, keep the following tips in mind:</text:p>
      <text:list text:style-name="LFO2" text:continue-numbering="true">
        <text:list-item>
          <text:p text:style-name="P44">Please write down any insights and conclusions throughout your code when you think it is necessary, keeping them as clear and complete as possible. Think of this exercise as your first technical report for Shape!</text:p>
        </text:list-item>
        <text:list-item>
          <text:p text:style-name="P45"><text:span text:style-name="T46">At Shape, we primarily work with Python, and you are encouraged to use this language. We value clean, concise, and production-ready code. Feel free to use code quality tools to assist you in this task (black, ruff, mypy, for example)!<text:s/></text:span>Typing annotations and well-documented functions are highly appreciated!</text:p>
        </text:list-item>
        <text:list-item>
          <text:p text:style-name="P47">If you use multiple models, please document the pros and cons of each, and provide a clear explanation of why you selected the final model.</text:p>
        </text:list-item>
        <text:list-item>
          <text:p text:style-name="P48">To simplify the process, always visualize the data to verify that your findings and understanding of the problem are accurate.</text:p>
        </text:list-item>
        <text:list-item>
          <text:p text:style-name="P49"><text:span text:style-name="T50">Once you’re done, please send us your analyses and answers in an HTML notebook, but also other conclusions and insights that you think are relevant to the project.<text:s/></text:span>We value creativity!</text:p>
        </text:list-item>
        <text:list-item>
          <text:p text:style-name="P51">Feel free to discuss how you think you would put the models in production. Discussions about training process, inference time and how to optimize the models for deployment in a production environment.</text:p>
        </text:list-item>
      </text:list>
      <text:p text:style-name="P52">Do and don’ts</text:p>
      <text:p text:style-name="Normal"><text:span text:style-name="T53">What do we expect you to do:</text:span></text:p>
      <text:list text:style-name="LFO3" text:continue-numbering="true">
        <text:list-item>
          <text:p text:style-name="P54">Problem comprehension. Explore and visualize the data to validate your findings and understanding.</text:p>
        </text:list-item>
        <text:list-item>
          <text:p text:style-name="P55">Present storytelling of data and analyses performed.</text:p>
        </text:list-item>
        <text:list-item>
          <text:p text:style-name="P56">Write clean, concise, and production-compatible code.</text:p>
        </text:list-item>
        <text:list-item>
          <text:p text:style-name="P57">Logic and concise model definition. Provide clear explanations for the models and techniques you use.</text:p>
        </text:list-item>
        <text:list-item>
          <text:p text:style-name="P58">Rationale explanation.</text:p>
        </text:list-item>
        <text:list-item>
          <text:p text:style-name="P59">Results evaluation.</text:p>
        </text:list-item>
        <text:list-item>
          <text:p text:style-name="P60">Ensure your report is structured, clear, and professional.</text:p>
        </text:list-item>
      </text:list>
      <text:p text:style-name="Normal"><text:span text:style-name="T61">Some don’ts:</text:span></text:p>
      <text:list text:style-name="LFO4" text:continue-numbering="true">
        <text:list-item>
          <text:p text:style-name="P62">Avoid writing overly complex or unreadable code.</text:p>
        </text:list-item>
        <text:list-item>
          <text:p text:style-name="P63">Avoid making assumptions without data-driven evidence.</text:p>
        </text:list-item>
        <text:list-item>
          <text:p text:style-name="P64">Don’t neglect exploratory data analysis and visualizations.</text:p>
        </text:list-item>
        <text:list-item>
          <text:p text:style-name="P65">Avoid hardcoding parameters or values without justification.</text:p>
        </text:list-item>
        <text:list-item>
          <text:p text:style-name="P66">Super complex models with no logic or rationale behind them.</text:p>
        </text:list-item>
        <text:list-item>
          <text:p text:style-name="P67">Automated Tools for Exploratory Data Analysis and AutoML.</text:p>
        </text:list-item>
      </text:list>
      <text:p text:style-name="Normal"><text:span text:style-name="T68">—</text:span></text:p>
      <text:p text:style-name="Normal"><text:span text:style-name="T69">The deadline for submitting your response by replying to this email is four days after you receive it! If you need any extension, please, contact the talent team!</text:span></text:p>
      <text:p text:style-name="P70">Once we receive your solution, we’ll review it and give you feedback within a week. If approved, you’ll be invited for a VC interview where you have the opportunity to explain to us the logic and techniques you applied and share your previous professional experiences.</text:p>
      <text:p text:style-name="P71">Wish you the best of luck!</text:p>
      <text:p text:style-name="Normal">Best regard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widows="0" fo:orphans="0" style:text-autospace="none" fo:line-height="100%"/>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Calibri Light" style:font-name-asian="Times New Roman" style:font-name-complex="Times New Roman" fo:color="#2F5496" fo:font-size="20pt" style:font-size-asian="20pt" style:font-size-complex="20pt"/>
    </style:style>
    <style:style style:name="Título2Char" style:display-name="Título 2 Char" style:family="text" style:parent-style-name="Fonteparág.padrão">
      <style:text-properties style:font-name="Calibri Light" style:font-name-asian="Times New Roman" style:font-name-complex="Times New Roman" fo:color="#2F5496" fo:font-size="16pt" style:font-size-asian="16pt" style:font-size-complex="16pt"/>
    </style:style>
    <style:style style:name="Título3Char" style:display-name="Título 3 Char" style:family="text" style:parent-style-name="Fonteparág.padrão">
      <style:text-properties style:font-name-asian="Times New Roman" style:font-name-complex="Times New Roman" fo:color="#2F5496" fo:font-size="14pt" style:font-size-asian="14pt" style:font-size-complex="14pt"/>
    </style:style>
    <style:style style:name="Título4Char" style:display-name="Título 4 Char" style:family="text" style:parent-style-name="Fonteparág.padrão">
      <style:text-properties style:font-name-asian="Times New Roman" style:font-name-complex="Times New Roman" fo:font-style="italic" style:font-style-asian="italic" style:font-style-complex="italic" fo:color="#2F5496"/>
    </style:style>
    <style:style style:name="Título5Char" style:display-name="Título 5 Char" style:family="text" style:parent-style-name="Fonteparág.padrão">
      <style:text-properties style:font-name-asian="Times New Roman" style:font-name-complex="Times New Roman" fo:color="#2F5496"/>
    </style:style>
    <style:style style:name="Título6Char" style:display-name="Título 6 Char" style:family="text" style:parent-style-name="Fonteparág.padrão">
      <style:text-properties style:font-name-asian="Times New Roman" style:font-name-complex="Times New Roman" fo:font-style="italic" style:font-style-asian="italic" style:font-style-complex="italic" fo:color="#595959"/>
    </style:style>
    <style:style style:name="Título7Char" style:display-name="Título 7 Char" style:family="text" style:parent-style-name="Fonteparág.padrão">
      <style:text-properties style:font-name-asian="Times New Roman" style:font-name-complex="Times New Roman" fo:color="#595959"/>
    </style:style>
    <style:style style:name="Título8Char" style:display-name="Título 8 Char" style:family="text" style:parent-style-name="Fonteparág.padrão">
      <style:text-properties style:font-name-asian="Times New Roman" style:font-name-complex="Times New Roman" fo:font-style="italic" style:font-style-asian="italic" style:font-style-complex="italic" fo:color="#272727"/>
    </style:style>
    <style:style style:name="Título9Char" style:display-name="Título 9 Char" style:family="text" style:parent-style-name="Fonteparág.padrão">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har" style:display-name="Título Char" style:family="text" style:parent-style-name="Fonteparág.padrão">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ítuloChar" style:display-name="Subtítulo Char" style:family="text" style:parent-style-name="Fonteparág.padrão">
      <style:text-properties style:font-name-asian="Times New Roman" style:font-name-complex="Times New Roman" fo:color="#595959" fo:letter-spacing="0.0104in" fo:font-size="14pt" style:font-size-asian="14pt" style:font-size-complex="14pt"/>
    </style:style>
    <style:style style:name="Citação" style:display-name="Citação"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çãoChar" style:display-name="Citação Char" style:family="text" style:parent-style-name="Fonteparág.padrão">
      <style:text-properties fo:font-style="italic" style:font-style-asian="italic" style:font-style-complex="italic" fo:color="#404040"/>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ÊnfaseIntensa" style:display-name="Ênfase Intensa" style:family="text" style:parent-style-name="Fonteparág.padrão">
      <style:text-properties fo:font-style="italic" style:font-style-asian="italic" style:font-style-complex="italic" fo:color="#2F5496"/>
    </style:style>
    <style:style style:name="CitaçãoIntensa" style:display-name="Citação Intens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çãoIntensaChar" style:display-name="Citação Intensa Char" style:family="text" style:parent-style-name="Fonteparág.padrão">
      <style:text-properties fo:font-style="italic" style:font-style-asian="italic" style:font-style-complex="italic" fo:color="#2F5496"/>
    </style:style>
    <style:style style:name="ReferênciaIntensa" style:display-name="Referência Intensa" style:family="text" style:parent-style-name="Fonteparág.padrão">
      <style:text-properties fo:font-weight="bold" style:font-weight-asian="bold" style:font-weight-complex="bold" fo:font-variant="small-caps" fo:color="#2F5496" fo:letter-spacing="0.0034in"/>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uliane Bispo</meta:initial-creator>
    <dc:creator>Juliane Bispo</dc:creator>
    <meta:creation-date>2025-06-09T17:29:00Z</meta:creation-date>
    <dc:date>2025-06-09T17:30:00Z</dc:date>
    <meta:template xlink:href="Normal" xlink:type="simple"/>
    <meta:editing-cycles>1</meta:editing-cycles>
    <meta:editing-duration>PT60S</meta:editing-duration>
    <meta:document-statistic meta:page-count="2" meta:paragraph-count="11" meta:word-count="903" meta:character-count="5773" meta:row-count="40" meta:non-whitespace-character-count="4881"/>
  </office:meta>
</office:document-meta>
</file>